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text-properties fo:language="en" fo:country="US" fo:font-weight="normal" style:font-weight-asian="normal" style:font-weight-complex="normal"/>
    </style:style>
    <style:style style:name="P17" style:family="paragraph" style:parent-style-name="Text_20_body">
      <style:text-properties fo:font-size="10pt" fo:language="en" fo:country="US" style:font-size-asian="10pt" style:font-size-complex="10pt"/>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font-size="10pt" fo:font-style="normal" style:font-size-asian="10pt" style:font-style-asian="normal" style:font-size-complex="10pt" style:font-style-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fo:font-size="11pt" style:font-size-asian="11pt" style:font-size-complex="11pt"/>
    </style:style>
    <style:style style:name="P22" style:family="paragraph" style:parent-style-name="Standard">
      <style:paragraph-properties fo:margin-left="1.251cm" fo:margin-right="0cm" fo:text-indent="0cm" style:auto-text-indent="false"/>
    </style:style>
    <style:style style:name="P23" style:family="paragraph" style:parent-style-name="Standard">
      <style:paragraph-properties fo:margin-left="1.251cm" fo:margin-right="0cm" fo:text-indent="0cm" style:auto-text-indent="false"/>
      <style:text-properties style:font-name="Courier New"/>
    </style:style>
    <style:style style:name="P24"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5" style:family="paragraph" style:parent-style-name="Standard">
      <style:paragraph-properties fo:margin-left="0cm" fo:margin-right="0cm" fo:text-indent="0cm" style:auto-text-indent="fals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Text_20_body" style:list-style-name="L1">
      <style:text-properties fo:language="en" fo:country="US" fo:font-style="normal" style:font-style-asian="normal" style:font-style-complex="normal"/>
    </style:style>
    <style:style style:name="P30" style:family="paragraph" style:parent-style-name="Text_20_body" style:list-style-name="L2">
      <style:text-properties fo:language="en" fo:country="US"/>
    </style:style>
    <style:style style:name="P31" style:family="paragraph" style:parent-style-name="Text_20_body" style:list-style-name="L5">
      <style:text-properties fo:language="en" fo:country="US"/>
    </style:style>
    <style:style style:name="P32" style:family="paragraph" style:parent-style-name="Text_20_body" style:list-style-name="L3">
      <style:text-properties fo:font-size="10pt" fo:language="en" fo:country="US" style:font-size-asian="10pt" style:font-size-complex="10pt"/>
    </style:style>
    <style:style style:name="P33" style:family="paragraph" style:parent-style-name="Text_20_body" style:list-style-name="L4">
      <style:text-properties fo:font-size="10pt" fo:language="en" fo:country="US" style:font-size-asian="10pt" style:font-size-complex="10pt"/>
    </style:style>
    <style:style style:name="P34" style:family="paragraph" style:parent-style-name="Text_20_body" style:list-style-name="L6">
      <style:text-properties fo:font-size="10pt" fo:language="en" fo:country="US" style:font-size-asian="10pt" style:font-size-complex="10pt"/>
    </style:style>
    <style:style style:name="P35" style:family="paragraph" style:parent-style-name="Text_20_body" style:list-style-name="L7">
      <style:text-properties fo:font-size="10pt" fo:language="en" fo:country="US" style:font-size-asian="10pt" style:font-size-complex="10pt"/>
    </style:style>
    <style:style style:name="P36" style:family="paragraph" style:parent-style-name="Text_20_body" style:list-style-name="L8">
      <style:text-properties fo:font-size="10pt" fo:language="en" fo:country="US" style:font-size-asian="10pt" style:font-size-complex="10pt"/>
    </style:style>
    <style:style style:name="P37" style:family="paragraph" style:parent-style-name="Text_20_body" style:list-style-name="L9">
      <style:text-properties fo:font-size="10pt" fo:language="en" fo:country="US" style:font-size-asian="10pt" style:font-size-complex="10pt"/>
    </style:style>
    <style:style style:name="P38" style:family="paragraph" style:parent-style-name="Text_20_body" style:list-style-name="L10">
      <style:text-properties fo:font-size="10pt" fo:language="en" fo:country="US" style:font-size-asian="10pt" style:font-size-complex="10pt"/>
    </style:style>
    <style:style style:name="P39" style:family="paragraph" style:parent-style-name="Text_20_body" style:list-style-name="L11">
      <style:text-properties fo:font-size="10pt" fo:language="en" fo:country="US" style:font-size-asian="10pt" style:font-size-complex="10pt"/>
    </style:style>
    <style:style style:name="P40" style:family="paragraph" style:parent-style-name="Text_20_body" style:list-style-name="L12">
      <style:text-properties fo:font-size="10pt" fo:language="en" fo:country="US" style:font-size-asian="10pt" style:font-size-complex="10pt"/>
    </style:style>
    <style:style style:name="P41" style:family="paragraph" style:parent-style-name="Text_20_body" style:list-style-name="L13">
      <style:text-properties fo:font-size="10pt" fo:language="en" fo:country="US" style:font-size-asian="10pt" style:font-size-complex="10pt"/>
    </style:style>
    <style:style style:name="P42" style:family="paragraph" style:parent-style-name="Text_20_body" style:list-style-name="L14">
      <style:text-properties fo:font-size="10pt" fo:language="en" fo:country="US" style:font-size-asian="10pt" style:font-size-complex="10pt"/>
    </style:style>
    <style:style style:name="P43" style:family="paragraph" style:parent-style-name="Text_20_body" style:list-style-name="L19">
      <style:text-properties fo:font-size="10pt" fo:language="en" fo:country="US" style:font-size-asian="10pt" style:font-size-complex="10pt"/>
    </style:style>
    <style:style style:name="P44" style:family="paragraph" style:parent-style-name="Text_20_body" style:list-style-name="L20">
      <style:text-properties fo:font-size="10pt" fo:language="en" fo:country="US" style:font-size-asian="10pt" style:font-size-complex="10pt"/>
    </style:style>
    <style:style style:name="P45" style:family="paragraph" style:parent-style-name="Text_20_body" style:list-style-name="L15">
      <style:text-properties fo:font-size="10pt" style:font-size-asian="10pt" style:font-size-complex="10pt"/>
    </style:style>
    <style:style style:name="P46" style:family="paragraph" style:parent-style-name="Text_20_body" style:list-style-name="L16">
      <style:text-properties fo:font-size="10pt" style:font-size-asian="10pt" style:font-size-complex="10pt"/>
    </style:style>
    <style:style style:name="P47" style:family="paragraph" style:parent-style-name="Text_20_body" style:list-style-name="L17">
      <style:text-properties fo:font-size="10pt" style:font-size-asian="10pt" style:font-size-complex="10pt"/>
    </style:style>
    <style:style style:name="P48" style:family="paragraph" style:parent-style-name="Text_20_body" style:list-style-name="L18"/>
    <style:style style:name="P49" style:family="paragraph" style:parent-style-name="Standard" style:list-style-name="L21">
      <style:text-properties fo:font-size="10pt" fo:language="en" fo:country="US" style:font-size-asian="10pt" style:font-size-complex="10pt"/>
    </style:style>
    <style:style style:name="P50" style:family="paragraph" style:parent-style-name="Standard" style:list-style-name="L22">
      <style:text-properties fo:font-size="10pt" fo:language="en" fo:country="US" style:font-size-asian="10pt" style:font-size-complex="10pt"/>
    </style:style>
    <style:style style:name="P51" style:family="paragraph" style:parent-style-name="Standard" style:list-style-name="L23">
      <style:text-properties fo:font-size="10pt" fo:language="en" fo:country="US" style:font-size-asian="10pt" style:font-size-complex="10pt"/>
    </style:style>
    <style:style style:name="P52" style:family="paragraph" style:parent-style-name="Standard" style:list-style-name="L24">
      <style:text-properties fo:font-size="10pt" fo:language="en" fo:country="US" style:font-size-asian="10pt" style:font-size-complex="10pt"/>
    </style:style>
    <style:style style:name="P53" style:family="paragraph" style:parent-style-name="Standard" style:list-style-name="L25">
      <style:text-properties fo:font-size="10pt" fo:language="en" fo:country="US" style:font-size-asian="10pt" style:font-size-complex="10pt"/>
    </style:style>
    <style:style style:name="P54" style:family="paragraph" style:parent-style-name="Standard" style:list-style-name="L26">
      <style:text-properties fo:font-size="10pt" fo:language="en" fo:country="US" style:font-size-asian="10pt" style:font-size-complex="10pt"/>
    </style:style>
    <style:style style:name="P55" style:family="paragraph" style:parent-style-name="Standard" style:list-style-name="L27">
      <style:text-properties fo:font-size="10pt" fo:language="en" fo:country="US" style:font-size-asian="10pt" style:font-size-complex="10pt"/>
    </style:style>
    <style:style style:name="P56"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57" style:family="paragraph" style:parent-style-name="Standard" style:list-style-name="L30">
      <style:text-properties fo:font-size="10pt" fo:language="en" fo:country="US" fo:font-style="normal" style:font-size-asian="10pt" style:font-style-asian="normal" style:font-size-complex="10pt" style:font-style-complex="normal"/>
    </style:style>
    <style:style style:name="P58" style:family="paragraph" style:parent-style-name="Standard" style:list-style-name="L31">
      <style:text-properties fo:font-size="10pt" fo:language="en" fo:country="US" fo:font-style="normal" style:font-size-asian="10pt" style:font-style-asian="normal" style:font-size-complex="10pt" style:font-style-complex="normal"/>
    </style:style>
    <style:style style:name="P59" style:family="paragraph" style:parent-style-name="Standard" style:list-style-name="L32">
      <style:text-properties fo:font-size="10pt" fo:language="en" fo:country="US" fo:font-style="normal" style:font-size-asian="10pt" style:font-style-asian="normal" style:font-size-complex="10pt" style:font-style-complex="normal"/>
    </style:style>
    <style:style style:name="P60" style:family="paragraph" style:parent-style-name="Standard" style:list-style-name="L33">
      <style:text-properties fo:font-size="10pt" fo:language="en" fo:country="US" fo:font-style="normal" style:font-size-asian="10pt" style:font-style-asian="normal" style:font-size-complex="10pt" style:font-style-complex="normal"/>
    </style:style>
    <style:style style:name="P61" style:family="paragraph" style:parent-style-name="Standard" style:list-style-name="L28">
      <style:text-properties fo:font-size="10pt" style:font-size-asian="10pt" style:font-size-complex="10pt"/>
    </style:style>
    <style:style style:name="P62" style:family="paragraph" style:parent-style-name="Standard" style:list-style-name="L34"/>
    <style:style style:name="P63" style:family="paragraph" style:parent-style-name="Standard" style:list-style-name="L35"/>
    <style:style style:name="P64" style:family="paragraph" style:parent-style-name="Heading_20_1" style:list-style-name="">
      <style:text-properties fo:language="en" fo:country="US" fo:font-style="normal" style:font-style-asian="normal" style:font-style-complex="normal"/>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fo:language="en" fo:country="US"/>
    </style:style>
    <style:style style:name="P67" style:family="paragraph" style:parent-style-name="Heading_20_1">
      <style:paragraph-properties fo:break-before="page"/>
      <style:text-properties fo:language="en" fo:country="US" fo:font-style="normal" style:font-style-asian="normal" style:font-style-complex="normal"/>
    </style:style>
    <style:style style:name="P68" style:family="paragraph" style:parent-style-name="Heading_20_2">
      <style:text-properties fo:language="en" fo:country="US"/>
    </style:style>
    <style:style style:name="P69" style:family="paragraph" style:parent-style-name="Heading_20_2">
      <style:text-properties fo:language="en" fo:country="US" fo:font-style="normal" style:font-style-asian="normal" style:font-style-complex="normal"/>
    </style:style>
    <style:style style:name="P70" style:family="paragraph">
      <style:paragraph-properties fo:text-align="center"/>
    </style:style>
    <style:style style:name="P7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Table of Contents</text:p>
          </text:index-title>
          <text:p text:style-name="P27">Introduction<text:tab/>3</text:p>
          <text:p text:style-name="P27">1 – Changes to the single player game<text:tab/>4</text:p>
          <text:p text:style-name="P28">1.1 – Player spawning and dying<text:tab/>4</text:p>
          <text:p text:style-name="P28">1.2 – Bots as enemies<text:tab/>5</text:p>
          <text:p text:style-name="P28">1.3 – Some other changes<text:tab/>5</text:p>
          <text:p text:style-name="P28">1.4 – Difficulty levels<text:tab/>6</text:p>
          <text:p text:style-name="P28">1.5 – Scoring<text:tab/>6</text:p>
          <text:p text:style-name="P27">2 – New entities<text:tab/>7</text:p>
          <text:p text:style-name="P28">2.1 – func_breakable<text:tab/>7</text:p>
          <text:p text:style-name="P28">2.2 – holdable_key_*<text:tab/>7</text:p>
          <text:p text:style-name="P28">2.3 – info_waypoint<text:tab/>8</text:p>
          <text:p text:style-name="P28">2.4 – item_armor_vest<text:tab/>9</text:p>
          <text:p text:style-name="P28">2.5 – shooter_bfg<text:tab/>9</text:p>
          <text:p text:style-name="P28">2.6 – target_botspawn<text:tab/>10</text:p>
          <text:p text:style-name="P28">2.7 – target_debrisemitter<text:tab/>11</text:p>
          <text:p text:style-name="P28">2.8 – target_disable<text:tab/>11</text:p>
          <text:p text:style-name="P28">2.9 – target_earthquake<text:tab/>12</text:p>
          <text:p text:style-name="P28">2.10 – target_effect<text:tab/>12</text:p>
          <text:p text:style-name="P28">2.11 – target_finish<text:tab/>13</text:p>
          <text:p text:style-name="P28">2.12 – target_gravity<text:tab/>14</text:p>
          <text:p text:style-name="P28">2.13 – target_logic<text:tab/>14</text:p>
          <text:p text:style-name="P28">2.14 – target_mapchange<text:tab/>14</text:p>
          <text:p text:style-name="P28">2.15 – target_objective<text:tab/>15</text:p>
          <text:p text:style-name="P28">2.16 – target_playerspeed<text:tab/>15</text:p>
          <text:p text:style-name="P28">2.17 – target_script<text:tab/>15</text:p>
          <text:p text:style-name="P28">2.18 – target_skill<text:tab/>15</text:p>
          <text:p text:style-name="P28">2.19 – trigger_death<text:tab/>16</text:p>
          <text:p text:style-name="P28">2.20 – trigger_frag<text:tab/>16</text:p>
          <text:p text:style-name="P28">2.21 – trigger_lock<text:tab/>17</text:p>
          <text:p text:style-name="P27">3 – Modified entities<text:tab/>18</text:p>
          <text:p text:style-name="P28">3.1 – func_bobbing<text:tab/>18</text:p>
          <text:p text:style-name="P28">3.2 – func_button<text:tab/>18</text:p>
          <text:p text:style-name="P28">3.3 – func_door<text:tab/>18</text:p>
          <text:p text:style-name="P28">3.4 – func_rotating<text:tab/>18</text:p>
          <text:p text:style-name="P28">3.5 – holdable_teleporter<text:tab/>18</text:p>
          <text:p text:style-name="P28">3.6 – target_relay<text:tab/>18</text:p>
          <text:p text:style-name="P28">3.7 – target_remove_powerups<text:tab/>19</text:p>
          <text:p text:style-name="P28">3.8 – trigger_hurt<text:tab/>19</text:p>
          <text:p text:style-name="P28">3.9 – Spawnpoints <text:tab/>19</text:p>
          <text:p text:style-name="P28">3.10 – Constant light on func_* entities<text:tab/>20</text:p>
          <text:p text:style-name="P27">4 – Miscellaneous info for level designers<text:tab/>21</text:p>
          <text:p text:style-name="P28">4.1 – Configuring GtkRadiant<text:tab/>21</text:p>
          <text:p text:style-name="P28">4.2 – Creating ladders<text:tab/>22</text:p>
          <text:p text:style-name="P28">4.3 – Fade-in<text:tab/>22</text:p>
          <text:p text:style-name="P28">4.4 – The effect of sv_maxclients<text:tab/>22</text:p>
          <text:p text:style-name="P28">4.5 – Creating an .arena file for your map<text:tab/>22</text:p>
          <text:p text:style-name="P28">4.6 – Using scripts with target_script<text:tab/>23</text:p>
        </text:index-body>
      </text:table-of-content>
      <text:p text:style-name="Standard"/>
      <text:h text:style-name="P65" text:outline-level="1">Introduction</text:h>
      <text:p text:style-name="P13">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3">This document assumes you have complete knowledge of level design in Quake III Arena using a map editor like GtkRadiant. It assumes you have knowledge of what entities are and how they work.</text:p>
      <text:p text:style-name="P13">Important bits of information that are easily missed within all the text are highlighted through attention boxes. These are separate text boxes that contain important facts in a bigger font.</text:p>
      <text:h text:style-name="P66" text:outline-level="1">1 – Changes to the single player game</text:h>
      <text:p text:style-name="P13"><draw:frame text:anchor-type="paragraph" draw:z-index="12" draw:style-name="gr2" draw:text-style-name="P71" svg:width="4.234cm" svg:height="3.271cm" svg:x="12.614cm" svg:y="-0.028cm"><draw:text-box><text:p text:style-name="P70"><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3">Whenever, in this document, the terms “single player”, “single player mode” or “single player gametype” are used, it refers to games that are running with g_gametype set to 8.</text:p>
      <text:p text:style-name="P13">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3"/>
      <text:h text:style-name="P68" text:outline-level="2">1.1 – Player spawning and dying</text:h>
      <text:p text:style-name="P13">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71" svg:width="4.234cm" svg:height="3.271cm" svg:x="12.375cm" svg:y="-0.108cm"><draw:text-box><text:p text:style-name="P70"><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4"/>
      <text:p text:style-name="P14"/>
      <text:p text:style-name="P14"><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4"/>
      <text:h text:style-name="P69"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4"/>
      <text:p text:style-name="P14">The AI of the bots in EntityPlus is currently not very different from the AI of the bots in vanilla Quake 3. In single player mode, a few changed have been made though:</text:p>
      <text:list xml:id="list29475516" text:style-name="L1">
        <text:list-item>
          <text:p text:style-name="P29">Bots don't attack each other. They don't see each other as a target that should be attacked.</text:p>
        </text:list-item>
        <text:list-item>
          <text:p text:style-name="P29">Bots can not accidentally hurt each other. They are invincible to each others weapon fire.</text:p>
        </text:list-item>
        <text:list-item>
          <text:p text:style-name="P29">A bot that dies is removed from the game. This means that a fight with a bot is a one-off thing. When the bot is dead, he stays dead.</text:p>
        </text:list-item>
        <text:list-item>
          <text:p text:style-name="P29">Bots don't drop any items when they die.</text:p>
        </text:list-item>
        <text:list-item>
          <text:p text:style-name="P29">Bots don't chat to keep up the illusion of them being single player style “monsters”.</text:p>
        </text:list-item>
        <text:list-item>
          <text:p text:style-name="P29">Bots cannot pick up any items in the level.</text:p>
        </text:list-item>
      </text:list>
      <text:p text:style-name="P14">All these changes make the bots more believable as single player enemies. The idea is that through the use of target_botspawn entities, bots can be used as more traditional single player enemies.</text:p>
      <text:p text:style-name="P14"/>
      <text:h text:style-name="Heading_20_2" text:outline-level="2">1.3 – Some other changes</text:h>
      <text:p text:style-name="P14">Various other changes have been applied to the mod to create a more believable single player experience. Remember that all of these changes listed here only apply to single player mode. It is easiest to simply list the changes as a few bullet points:</text:p>
      <text:list xml:id="list29494231" text:style-name="L2">
        <text:list-item>
          <text:p text:style-name="P3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0">Removed other visual feedback such as the score plums when a frag is made and awards (such as humiliation, impressive and excellent)</text:p>
        </text:list-item>
        <text:list-item>
          <text:p text:style-name="P30"><draw:frame text:anchor-type="paragraph" draw:z-index="10" draw:style-name="gr2" draw:text-style-name="P71" svg:width="4.234cm" svg:height="3.271cm" svg:x="12.64cm" svg:y="0.025cm"><draw:text-box><text:p text:style-name="P70"><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0">Items do not automatically respawn anymore. If you want an item to respawn, you should specify a wait key.</text:p>
        </text:list-item>
        <text:list-item>
          <text:p text:style-name="P3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0">The main and single player menus are completely redesigned.</text:p>
        </text:list-item>
        <text:list-item>
          <text:p text:style-name="P30">A new (minimalistic) loading screen is introduced, which no longer shows which items are being loaded so it doesn't spoil the contents of the level.</text:p>
        </text:list-item>
      </text:list>
      <text:h text:style-name="Heading_20_2" text:outline-level="2"><text:soft-page-break/>1.4 – Difficulty levels</text:h>
      <text:p text:style-name="P13">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3">In EntityPlus, <text:s/>the bots will deal less damage to prevent the game from becoming too hard. The amount of damage bots do depends on the difficulty level. Currently damage is distributed among the difficulty levels as follows:</text:p>
      <text:p text:style-name="P13">1 (I Can Win): bots deal 5% of the original damage.</text:p>
      <text:p text:style-name="P13">2 (Bring It On): bots deal 15% of the original damage.</text:p>
      <text:p text:style-name="P13">3 (Hurt Me Plenty): bots deal 25% of the original damage.</text:p>
      <text:p text:style-name="P13">4 (Hardcore): bots deal 35% of the original damage.</text:p>
      <text:p text:style-name="P13">5 (Nightmare): bots deal 45% of the original damage.</text:p>
      <text:p text:style-name="P13">While a bot's skill level is initially based on the value assigned to g_spskill, the target_botspawn entity does have a <text:s/>“skill” key which can be used to determine an individual bot's relative skill level, although this is limited to the amount of damage the bot deals.</text:p>
      <text:p text:style-name="P13"/>
      <text:h text:style-name="Heading_20_2" text:outline-level="2">1.5 – Scoring</text:h>
      <text:p text:style-name="P1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3">The way a player's score is calculated works as follows. A player can win or lose points based on the following areas: damage dealt (referred to as “carnage” in-game), number of deaths, accuracy and skill.</text:p>
      <text:p text:style-name="P15">Carnage damage:</text:p>
      <text:p text:style-name="P13">Every time the player kills an enemy, the amount of health that enemy spawned with is added to the carnage score of the player.</text:p>
      <text:p text:style-name="P15">Deaths:</text:p>
      <text:p text:style-name="P16">Every time the player dies, he loses 50 points.</text:p>
      <text:p text:style-name="P15">Accuracy:</text:p>
      <text:p text:style-name="P16">Once the score based on carnage and deaths has been established, the accuracy of the player is expressed as a percentage. The game takes 50% of the carnage/deaths score and takes a percentage from that based on the accuracy. This is then added to the total score again.</text:p>
      <text:p text:style-name="P16">This basically means that if a player scored 1500 points through carnage and dying and he has an accuracy of 60%, then he'll score an additional 450 points, bringing the total score up to 1950.</text:p>
      <text:p text:style-name="P15">Skill:</text:p>
      <text:p text:style-name="P16">The current skill level the player is playing at has a huge influence on the score. The skill level will function as a global multiplier on the total score. The multipliers are distributed as follows:</text:p>
      <text:p text:style-name="P16">I can win (easiest) : 0.5x</text:p>
      <text:p text:style-name="P16">Bring it on : 1x</text:p>
      <text:p text:style-name="P16">Hurt me plenty: 1.5x</text:p>
      <text:p text:style-name="P16">Hardcore: 2x</text:p>
      <text:p text:style-name="P16">Nightmare (hardest): 2.5x</text:p>
      <text:h text:style-name="P65" text:outline-level="1">2 – New entities</text:h>
      <text:p text:style-name="P13">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3"/>
      <text:p text:style-name="P17">Keys:</text:p>
      <text:list xml:id="list29491013" text:style-name="L3">
        <text:list-item>
          <text:p text:style-name="P32">health : The entire entity is removed once this amount of damages has been inflicted to it.</text:p>
        </text:list-item>
        <text:list-item>
          <text:p text:style-name="P32">count : The entity will spew out this number of chunks of debris when it's broken (default = 0).</text:p>
        </text:list-item>
        <text:list-item>
          <text:p text:style-name="P32">target : Targetted entity will be triggered once the func_breakable is destroyed.</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
      <text:p text:style-name="P13"/>
      <text:p text:style-name="P17">Spawnflags:</text:p>
      <text:list xml:id="list29479603" text:style-name="L4">
        <text:list-item>
          <text:p text:style-name="P33">LIGHT_DEBRIS : Emit light colored pieces of concrete debris.</text:p>
        </text:list-item>
        <text:list-item>
          <text:p text:style-name="P33">DARK_DEBRIS : Emit dark colored pieces of concrete debris.</text:p>
        </text:list-item>
        <text:list-item>
          <text:p text:style-name="P33">LIGHT_LARGE_DEBRIS : Emit large light colored pieces of concrete debris.</text:p>
        </text:list-item>
        <text:list-item>
          <text:p text:style-name="P33">DARK_LARGE_DEBRIS : Emit large dark colored pieces of concrete debris.</text:p>
        </text:list-item>
        <text:list-item>
          <text:p text:style-name="P33">WOOD_DEBRIS : Emit pieces of wooden debris.</text:p>
        </text:list-item>
        <text:list-item>
          <text:p text:style-name="P33">FLESH_DEBRIS : Emit gibs.</text:p>
        </text:list-item>
        <text:list-item>
          <text:p text:style-name="P33">GLASS_DEBRIS : Emit shards of glass.</text:p>
        </text:list-item>
      </text:list>
      <text:h text:style-name="P68"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3">There are a number of new entities whose names begin with “holdable_key_”. These entities act as keys that the player can pick up. There are eight different keys in total. These are:</text:p>
      <text:list xml:id="list29475188" text:style-name="L5">
        <text:list-item>
          <text:p text:style-name="P31"><draw:rect text:anchor-type="paragraph" draw:z-index="0" draw:style-name="gr1" draw:text-style-name="P70"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31">holdable_key_green</text:p>
        </text:list-item>
        <text:list-item>
          <text:p text:style-name="P31">holdable_key_red</text:p>
        </text:list-item>
        <text:list-item>
          <text:p text:style-name="P31">holdable_key_yellow</text:p>
        </text:list-item>
        <text:list-item>
          <text:p text:style-name="P31">holdable_key_iron</text:p>
        </text:list-item>
        <text:list-item>
          <text:p text:style-name="P31">holdable_key_silver</text:p>
        </text:list-item>
        <text:list-item>
          <text:p text:style-name="P31"><text:soft-page-break/>holdable_key_gold</text:p>
        </text:list-item>
        <text:list-item>
          <text:p text:style-name="P31">holdable_key_master</text:p>
        </text:list-item>
      </text:list>
      <text:p text:style-name="P13"/>
      <text:p text:style-name="P1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3">Keys work in conjunction with the trigger_lock entity. See the topic on trigger_lock for more information.</text:p>
      <text:p text:style-name="P17"><text:line-break/>Keys:</text:p>
      <text:list xml:id="list29500288" text:style-name="L6">
        <text:list-item>
          <text:p text:style-name="P34">wait : time in seconds before item respawns after being picked up (default 60, -1 = never respawn).</text:p>
        </text:list-item>
        <text:list-item>
          <text:p text:style-name="P34">random : random time variance in seconds added or subtracted from "wait" delay (default 0).</text:p>
        </text:list-item>
        <text:list-item>
          <text:p text:style-name="P34">team : set this to team items. Teamed items will respawn randomly after team master is picked up (see Notes).</text:p>
        </text:list-item>
        <text:list-item>
          <text:p text:style-name="P34">target : picking up the item will trigger the entity this points to.</text:p>
        </text:list-item>
        <text:list-item>
          <text:p text:style-name="P34">targetname : a target_give entity can point to this for respawn freebies.</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item>
          <text:p text:style-name="P34">notbot : used to make an item invisible for bot attraction.</text:p>
        </text:list-item>
      </text:list>
      <text:p text:style-name="P17"/>
      <text:p text:style-name="P17">Spawnflags:</text:p>
      <text:list xml:id="list29503482" text:continue-list="list29479603" text:style-name="L4">
        <text:list-item>
          <text:p text:style-name="P33">SUSPENDED : item will spawn where it was placed in map and won't drop to the floor.</text:p>
        </text:list-item>
      </text:list>
      <text:p text:style-name="P13"/>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8">Keys:</text:p>
      <text:p text:style-name="P18">target : point at another info_waypoint to chain waypoints together</text:p>
      <text:p text:style-name="P18">targetname : target another info_waypoint or a target_botspawn entity at this to make a bot move to this waypoint after reaching the previous waypoint or spawning.</text:p>
      <text:p text:style-name="P18"><text:soft-page-break/>notfree : when set to 1, entity will not spawn in "Free for all" and "Tournament" modes.</text:p>
      <text:p text:style-name="P18">notteam : when set to 1, entity will not spawn in "Teamplay" and "CTF" modes.</text:p>
      <text:p text:style-name="P18">notsingle : when set to 1, entity will not spawn in Single Player mode (bot play mode).</text:p>
      <text:p text:style-name="P18"/>
      <text:p text:style-name="P18"/>
      <text:h text:style-name="P68" text:outline-level="2">2.4 – item_armor_vest</text:h>
      <text:p text:style-name="P13"><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3"/>
      <text:p text:style-name="P17">Keys:</text:p>
      <text:list xml:id="list29488681" text:style-name="L7">
        <text:list-item>
          <text:p text:style-name="P35">wait : time in seconds before item respawns after being picked up (default 25, -1 = never respawn).</text:p>
        </text:list-item>
        <text:list-item>
          <text:p text:style-name="P35">random : random time variance in seconds added or subtracted from "wait" delay (default 0 - see Notes).</text:p>
        </text:list-item>
        <text:list-item>
          <text:p text:style-name="P35">team : set this to team items. Teamed items will respawn randomly after team master is picked up (see Notes).</text:p>
        </text:list-item>
        <text:list-item>
          <text:p text:style-name="P35">target : picking up the item will trigger the entity this points to.</text:p>
        </text:list-item>
        <text:list-item>
          <text:p text:style-name="P35">targetname : a target_give entity can point to this for respawn freebies.</text:p>
        </text:list-item>
        <text:list-item>
          <text:p text:style-name="P35">notfree : when set to 1, entity will not spawn in "Free for all" and "Tournament" modes.</text:p>
        </text:list-item>
        <text:list-item>
          <text:p text:style-name="P35">notteam : when set to 1, entity will not spawn in "Teamplay" and "CTF" modes.</text:p>
        </text:list-item>
        <text:list-item>
          <text:p text:style-name="P35">notsingle : when set to 1, entity will not spawn in Single Player mode (bot play mode).</text:p>
        </text:list-item>
        <text:list-item>
          <text:p text:style-name="P35">notbot : used to make an item invisible for bot attraction.</text:p>
        </text:list-item>
      </text:list>
      <text:p text:style-name="P17"/>
      <text:p text:style-name="P17">Spawnflags:</text:p>
      <text:list xml:id="list29504936" text:continue-list="list29503482" text:style-name="L4">
        <text:list-item>
          <text:p text:style-name="P33">SUSPENDED : item will spawn where it was placed in map and won't drop to the floor.</text:p>
        </text:list-item>
      </text:list>
      <text:h text:style-name="P68" text:outline-level="2">2.5 – shooter_bfg</text:h>
      <text:p text:style-name="P1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3"/>
      <text:p text:style-name="P17">Keys:</text:p>
      <text:list xml:id="list29477059" text:style-name="L8">
        <text:list-item>
          <text:p text:style-name="P36">angles: this sets the pitch and yaw aiming angles of shooter (default 0 0). The roll angle does not apply.</text:p>
        </text:list-item>
        <text:list-item>
          <text:p text:style-name="P36">targetname : activating trigger points to this.</text:p>
        </text:list-item>
        <text:list-item>
          <text:p text:style-name="P36">target : this points to a target_position entity for aiming the bfg shots.</text:p>
        </text:list-item>
        <text:list-item>
          <text:p text:style-name="P36">random : random aiming variance in degrees from the straight line to the targeted entity (default 0 - see Notes).</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
      <text:p text:style-name="P13"/>
      <text:h text:style-name="P68" text:outline-level="2"><text:soft-page-break/>2.6 – target_botspawn</text:h>
      <text:p text:style-name="P13">The target_botspawn entity is one of the most important entities for creating single player levels. It allows the level designer to spawn bots into the game which act as bad guys that need to be taken care of before the player can progress.</text:p>
      <text:p text:style-name="P1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3"><draw:frame text:anchor-type="paragraph" draw:z-index="8" draw:style-name="gr2" draw:text-style-name="P71" svg:width="4.234cm" svg:height="3.271cm" svg:x="12.534cm" svg:y="-0.108cm"><draw:text-box><text:p text:style-name="P70"><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3">The use of info_waypoint entities in combination with target_botspawn is <text:s/>a powerful and important way of making bots patrol certain areas. This gives them a far more realistic behavior for single player games.</text:p>
      <text:p text:style-name="P1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3">The target_botspawn entity can be used in levels meant for multiplayer deathmatch and then the bots will play deathmatch games as usual.</text:p>
      <text:p text:style-name="P17"/>
      <text:p text:style-name="P17">Keys:</text:p>
      <text:list xml:id="list29495908" text:style-name="L9">
        <text:list-item>
          <text:p text:style-name="P37">angle : direction in which bot will look when spawning in the game.</text:p>
        </text:list-item>
        <text:list-item>
          <text:p text:style-name="P37">clientname : the name of the bot to spawn. When omitted it defaults to Sarge.</text:p>
        </text:list-item>
        <text:list-item>
          <text:p text:style-name="P37">health : the amount of health the bot will have when it spawns into the game.</text:p>
        </text:list-item>
        <text:list-item>
          <text:p text:style-name="P37">skill : sets the relative skill level of the bot (default = 0).</text:p>
        </text:list-item>
        <text:list-item>
          <text:p text:style-name="P37">target : this points to entities to activate when this entity is triggered.</text:p>
        </text:list-item>
        <text:list-item>
          <text:p text:style-name="P37">targetname : activating trigger points to this.</text:p>
        </text:list-item>
        <text:list-item>
          <text:p text:style-name="P37">deathtarget: this points to entities to activate when a bot spawned by the target_botspawn dies.</text:p>
        </text:list-item>
        <text:list-item>
          <text:p text:style-name="P37">notfree : when set to 1, entity will not spawn in "Free for all" and "Tournament" modes.</text:p>
        </text:list-item>
        <text:list-item>
          <text:p text:style-name="P37">notteam : when set to 1, entity will not spawn in "Teamplay" and "CTF" modes.</text:p>
        </text:list-item>
        <text:list-item>
          <text:p text:style-name="P37">notsingle : when set to 1, entity will not spawn in Single Player mode (bot play mode).</text:p>
        </text:list-item>
      </text:list>
      <text:p text:style-name="P17"/>
      <text:p text:style-name="P17">Spawnflags:<text:line-break/></text:p>
      <text:list xml:id="list29478318" text:style-name="L10">
        <text:list-item>
          <text:p text:style-name="P38"><text:soft-page-break/>OPPOSING_TEAM : In team games, bots will be spawned for the enemy team instead of the player's own team.</text:p>
        </text:list-item>
        <text:list-item>
          <text:p text:style-name="P38">WP_MACHINEGUN : The bot spawns into the game with a Machinegun.</text:p>
        </text:list-item>
        <text:list-item>
          <text:p text:style-name="P38">WP_SHOTGUN : The bot spawns into the game with a Shotgun.</text:p>
        </text:list-item>
        <text:list-item>
          <text:p text:style-name="P38">WP_GRENADE_LAUNCHER : The bot spawns into the game with a Grenade Launcher.</text:p>
        </text:list-item>
        <text:list-item>
          <text:p text:style-name="P38">WP_ROCKET_LAUNCHER : The bot spawns into the game with a Rocket Launcher.</text:p>
        </text:list-item>
        <text:list-item>
          <text:p text:style-name="P38">WP_LIGHTNING : The bot spawns into the game with a Lightninggun.</text:p>
        </text:list-item>
        <text:list-item>
          <text:p text:style-name="P38">WP_RAILGUN : The bot spawns into the game with a Railgun.</text:p>
        </text:list-item>
        <text:list-item>
          <text:p text:style-name="P38">WP_PLASMAGUN : The bot spawns into the game with a Plasmagun.</text:p>
        </text:list-item>
        <text:list-item>
          <text:p text:style-name="P38">WP_BFG : The bot spawns into the game with a BFG.</text:p>
        </text:list-item>
      </text:list>
      <text:p text:style-name="P17"/>
      <text:h text:style-name="P68" text:outline-level="2">2.7 – target_debrisemitter</text:h>
      <text:p text:style-name="P13"><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7"/>
      <text:p text:style-name="P17">Keys:</text:p>
      <text:list xml:id="list29490687" text:style-name="L11">
        <text:list-item>
          <text:p text:style-name="P39">targetname : activating trigger points to this.</text:p>
        </text:list-item>
        <text:list-item>
          <text:p text:style-name="P39">count : The number of debris pieces to emit (default = 10).</text:p>
        </text:list-item>
        <text:list-item>
          <text:p text:style-name="P39">notfree : when set to 1, entity will not spawn in "Free for all" and "Tournament" modes.</text:p>
        </text:list-item>
        <text:list-item>
          <text:p text:style-name="P39">notteam : when set to 1, entity will not spawn in "Teamplay" and "CTF" modes.</text:p>
        </text:list-item>
        <text:list-item>
          <text:p text:style-name="P39">notsingle : when set to 1, entity will not spawn in Single Player mode (bot play mode).</text:p>
        </text:list-item>
      </text:list>
      <text:p text:style-name="P17">Spawnflags:</text:p>
      <text:list xml:id="list29492845" text:style-name="L12">
        <text:list-item>
          <text:p text:style-name="P40">LIGHT_DEBRIS : Emit light colored pieces of concrete debris.</text:p>
        </text:list-item>
        <text:list-item>
          <text:p text:style-name="P40">DARK_DEBRIS : Emit dark colored pieces of concrete debris.</text:p>
        </text:list-item>
        <text:list-item>
          <text:p text:style-name="P40">LIGHT_LARGE_DEBRIS : Emit large light colored pieces of concrete debris.</text:p>
        </text:list-item>
        <text:list-item>
          <text:p text:style-name="P40">DARK_LARGE_DEBRIS : Emit large dark colored pieces of concrete debris.</text:p>
        </text:list-item>
        <text:list-item>
          <text:p text:style-name="P40">WOOD_DEBRIS : Emit pieces of wooden debris.</text:p>
        </text:list-item>
        <text:list-item>
          <text:p text:style-name="P40">FLESH_DEBRIS : Emit gibs.</text:p>
        </text:list-item>
        <text:list-item>
          <text:p text:style-name="P40">GLASS_DEBRIS : Emit shards of glass.</text:p>
        </text:list-item>
      </text:list>
      <text:p text:style-name="P17"/>
      <text:h text:style-name="P68" text:outline-level="2">2.8 – target_disable</text:h>
      <text:p text:style-name="P13">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3"><text:line-break/><text:soft-page-break/>At the time of this writing, the effect of target_disable has not been tested on all of the entities available in the game. Level designers can freely experiment with the entity, but results are not guaranteed.</text:p>
      <text:p text:style-name="P17">Keys:</text:p>
      <text:list xml:id="list29499694" text:style-name="L13">
        <text:list-item>
          <text:p text:style-name="P41">targetname : activating trigger points to this.</text:p>
        </text:list-item>
        <text:list-item>
          <text:p text:style-name="P41">target : this points to entities to enable/disable when this entity is triggered</text:p>
        </text:list-item>
        <text:list-item>
          <text:p text:style-name="P41">notfree : when set to 1, entity will not spawn in "Free for all" and "Tournament" modes.</text:p>
        </text:list-item>
        <text:list-item>
          <text:p text:style-name="P41">notteam : when set to 1, entity will not spawn in "Teamplay" and "CTF" modes.</text:p>
        </text:list-item>
        <text:list-item>
          <text:p text:style-name="P41">notsingle : when set to 1, entity will not spawn in Single Player mode.</text:p>
        </text:list-item>
      </text:list>
      <text:p text:style-name="P17"/>
      <text:p text:style-name="P17">Spawnflags:</text:p>
      <text:list xml:id="list29488196" text:style-name="L14">
        <text:list-item>
          <text:p text:style-name="P42">RED_ONLY : only red team players can activate trigger.</text:p>
        </text:list-item>
        <text:list-item>
          <text:p text:style-name="P42">BLUE_ONLY : only blue team players can activate trigger.</text:p>
        </text:list-item>
        <text:list-item>
          <text:p text:style-name="P42">ALWAYS_DISABLE : The targeted entity will always be disabled.</text:p>
        </text:list-item>
        <text:list-item>
          <text:p text:style-name="P42">ALWAYS_ENABLE : The targeted entity will always be enabled.</text:p>
        </text:list-item>
        <text:list-item>
          <text:p text:style-name="P42">IMMEDIATELY : The target_disable will enable/disable it's targeted entities when it is spawned.</text:p>
        </text:list-item>
      </text:list>
      <text:h text:style-name="Heading_20_2" text:outline-level="2">2.9 – target_earthquake</text:h>
      <text:p text:style-name="Text_20_body">When triggered, the player will experience an earthquake, The screen will be shaken while the earthquake occurs.</text:p>
      <text:p text:style-name="Text_20_body"/>
      <text:p text:style-name="P18">Keys:</text:p>
      <text:list xml:id="list29495988" text:style-name="L15">
        <text:list-item>
          <text:p text:style-name="P45">targetname : activating trigger points to this.</text:p>
        </text:list-item>
        <text:list-item>
          <text:p text:style-name="P45">length : duration of the earthquake in seconds (2 - 32)</text:p>
        </text:list-item>
        <text:list-item>
          <text:p text:style-name="P45">intensity : intensity of the earthquake (1 - 16)</text:p>
        </text:list-item>
        <text:list-item>
          <text:p text:style-name="P45">notfree : when set to 1, entity will not spawn in "Free for all" and "Tournament" modes.</text:p>
        </text:list-item>
        <text:list-item>
          <text:p text:style-name="P45">notteam : when set to 1, entity will not spawn in "Teamplay" and "CTF" modes.</text:p>
        </text:list-item>
        <text:list-item>
          <text:p text:style-name="P45">notsingle : when set to 1, entity will not spawn in Single Player mode (bot play mode).</text:p>
        </text:list-item>
      </text:list>
      <text:p text:style-name="P18"/>
      <text:h text:style-name="Heading_20_2" text:outline-level="2">2.10 – target_effect</text:h>
      <text:p text:style-name="P21">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1"><draw:frame draw:style-name="fr2" draw:name="graphics8" text:anchor-type="paragraph" svg:x="10.352cm" svg:y="0.318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text:soft-page-break/>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1">The image shows an example of target_effect being used to add a vignetting effect to the screen.</text:p>
      <text:p text:style-name="P18"/>
      <text:p text:style-name="P18">Keys:</text:p>
      <text:list xml:id="list29502269" text:style-name="L16">
        <text:list-item>
          <text:p text:style-name="P46">targetname : activating trigger points to this.</text:p>
        </text:list-item>
        <text:list-item>
          <text:p text:style-name="P46">color : color of the particles for particle effect (default 1.0 1.0 1.0).</text:p>
        </text:list-item>
        <text:list-item>
          <text:p text:style-name="P46">count : number of particles for particle effect (0 - 255, default 100).</text:p>
        </text:list-item>
        <text:list-item>
          <text:p text:style-name="P46">speed : speed of the particles (default 100).</text:p>
        </text:list-item>
        <text:list-item>
          <text:p text:style-name="P46">overlay : specifies an image to overlay over the screen. Leave empty to remove existing overlay.</text:p>
        </text:list-item>
        <text:list-item>
          <text:p text:style-name="P46">notfree : when set to 1, entity will not spawn in "Free for all" and "Tournament" modes.</text:p>
        </text:list-item>
        <text:list-item>
          <text:p text:style-name="P46">notteam : when set to 1, entity will not spawn in "Teamplay" and "CTF" modes.</text:p>
        </text:list-item>
        <text:list-item>
          <text:p text:style-name="P46">notsingle : when set to 1, entity will not spawn in Single Player mode (bot play mode).</text:p>
        </text:list-item>
      </text:list>
      <text:p text:style-name="P18">Spawnflags</text:p>
      <text:list xml:id="list29496643" text:style-name="L17">
        <text:list-item>
          <text:p text:style-name="P47">EXPLOSION : Shows an explosion when activated.</text:p>
        </text:list-item>
        <text:list-item>
          <text:p text:style-name="P47">PARTICLES_GRAVITY : Generates particles that are affected by gravity.</text:p>
        </text:list-item>
        <text:list-item>
          <text:p text:style-name="P47">PARTICLES_LINEAR : Generates particles that are not affected by gravity.</text:p>
        </text:list-item>
        <text:list-item>
          <text:p text:style-name="P47">PARTICLES_LINEAR_UP : Generates particles that are not affected by gravity that only move upwards.</text:p>
        </text:list-item>
        <text:list-item>
          <text:p text:style-name="P47">PARTICLES_LINEAR_DOWN : Generates particles that are not affected by gravity that only move downwards.</text:p>
        </text:list-item>
        <text:list-item>
          <text:p text:style-name="P47">OVERLAY : Applies the specified overlay to the screen.</text:p>
        </text:list-item>
      </text:list>
      <text:p text:style-name="P18"/>
      <text:h text:style-name="Heading_20_2" text:outline-level="2">2.11 – target_finish</text:h>
      <text:p text:style-name="P21">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1">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text:p>
      <text:p text:style-name="P21">Note that this entity can only be triggered by human players (not bots) and only in entityplus' single player gametype (g_gametype must be set to 8). This implicitly means that the notfree and notteam keys don't have any effect.</text:p>
      <text:p text:style-name="P18">Keys:</text:p>
      <text:list xml:id="list29478589" text:style-name="L18">
        <text:list-item>
          <text:p text:style-name="P48">targetname : activating trigger points to this.</text:p>
        </text:list-item>
      </text:list>
      <text:h text:style-name="Heading_20_2" text:outline-level="2"><text:soft-page-break/>2.12 – target_gravity</text:h>
      <text:p text:style-name="P13">The target_gravity entity can be used to set the gravity for one or all players (including bots) in the game. The default gravity value for Quake 3 Arena is 800.</text:p>
      <text:p text:style-name="P13"/>
      <text:p text:style-name="P17">Keys:</text:p>
      <text:list xml:id="list29475938" text:style-name="L19">
        <text:list-item>
          <text:p text:style-name="P43">count : amount of gravity to apply (defaults to the value set to g_gravity).</text:p>
        </text:list-item>
        <text:list-item>
          <text:p text:style-name="P43">targetname : activating trigger points to this.</text:p>
        </text:list-item>
        <text:list-item>
          <text:p text:style-name="P43">notfree : when set to 1, entity will not spawn in "Free for all" and "Tournament" modes.</text:p>
        </text:list-item>
        <text:list-item>
          <text:p text:style-name="P43">notteam : when set to 1, entity will not spawn in "Teamplay" and "CTF" modes.</text:p>
        </text:list-item>
        <text:list-item>
          <text:p text:style-name="P43">notsingle : when set to 1, entity will not spawn in Single Player mode (bot play mode).</text:p>
        </text:list-item>
      </text:list>
      <text:p text:style-name="P17"/>
      <text:p text:style-name="P17">Spawnflags:</text:p>
      <text:list xml:id="list29500211" text:style-name="L20">
        <text:list-item>
          <text:p text:style-name="P44">GLOBAL : all players are affected instead of only the activator.</text:p>
        </text:list-item>
      </text:list>
      <text:h text:style-name="P68"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29496759" text:style-name="L21">
        <text:list-item>
          <text:p text:style-name="P49">targetname : activating triggers points to this.</text:p>
        </text:list-item>
        <text:list-item>
          <text:p text:style-name="P49">target : this points to entities to activate when this entity is triggered.</text:p>
        </text:list-item>
        <text:list-item>
          <text:p text:style-name="P49">notfree : when set to 1, entity will not spawn in "Free for all" and "Tournament" modes.</text:p>
        </text:list-item>
        <text:list-item>
          <text:p text:style-name="P49">notteam : when set to 1, entity will not spawn in "Teamplay" and "CTF" modes.</text:p>
        </text:list-item>
        <text:list-item>
          <text:p text:style-name="P49">notsingle : when set to 1, entity will not spawn in Single Player mode (bot play mode).</text:p>
        </text:list-item>
      </text:list>
      <text:p text:style-name="P9"/>
      <text:p text:style-name="P9">Spawnflags:</text:p>
      <text:list xml:id="list29484726" text:style-name="L22">
        <text:list-item>
          <text:p text:style-name="P50">RED_ONLY : only red team players can activate trigger.</text:p>
        </text:list-item>
        <text:list-item>
          <text:p text:style-name="P50">BLUE_ONLY : only blue team players can activate trigger.</text:p>
        </text:list-item>
        <text:list-item>
          <text:p text:style-name="P50">RANDOM : only one of the targeted entities will be triggered at random.</text:p>
        </text:list-item>
        <text:list-item>
          <text:p text:style-name="P50">STAY_ON : a trigger will remain triggered until the target_logic is reset.</text:p>
        </text:list-item>
      </text:list>
      <text:p text:style-name="P9"/>
      <text:p text:style-name="P7"/>
      <text:h text:style-name="P68" text:outline-level="2">2.14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s well as your current score, are retained in the next map.</text:p>
      <text:p text:style-name="P7"/>
      <text:p text:style-name="P9">Keys:</text:p>
      <text:list xml:id="list29473221" text:style-name="L23">
        <text:list-item>
          <text:p text:style-name="P51">mapname : The map to load. When omitted, the current map will be restarted.</text:p>
        </text:list-item>
        <text:list-item>
          <text:p text:style-name="P51"><text:soft-page-break/>targetname : activating trigger points to this.</text:p>
        </text:list-item>
        <text:list-item>
          <text:p text:style-name="P51">notfree : when set to 1, entity will not spawn in "Free for all" and "Tournament" modes.</text:p>
        </text:list-item>
        <text:list-item>
          <text:p text:style-name="P51">notteam : when set to 1, entity will not spawn in "Teamplay" and "CTF" modes.</text:p>
        </text:list-item>
        <text:list-item>
          <text:p text:style-name="P51">notsingle : when set to 1, entity will not spawn in Single Player mode (bot play mode).</text:p>
        </text:list-item>
      </text:list>
      <text:h text:style-name="P68" text:outline-level="2">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29486949" text:style-name="L24">
        <text:list-item>
          <text:p text:style-name="P52">targetname : activating trigger points to this.</text:p>
        </text:list-item>
        <text:list-item>
          <text:p text:style-name="P52">message : the objective text.</text:p>
        </text:list-item>
        <text:list-item>
          <text:p text:style-name="P52">notfree : when set to 1, entity will not spawn in "Free for all" and "Tournament" modes.</text:p>
        </text:list-item>
        <text:list-item>
          <text:p text:style-name="P52">notteam : when set to 1, entity will not spawn in "Teamplay" and "CTF" modes.</text:p>
        </text:list-item>
        <text:list-item>
          <text:p text:style-name="P52">notsingle : when set to 1, entity will not spawn in Single Player mode (bot play mode).</text:p>
        </text:list-item>
      </text:list>
      <text:p text:style-name="P9"/>
      <text:p text:style-name="P9">Spawnflags:</text:p>
      <text:list xml:id="list29491022" text:style-name="L25">
        <text:list-item>
          <text:p text:style-name="P53">SECONDARY : The secondary objective is set instead of the primary objective.</text:p>
        </text:list-item>
        <text:list-item>
          <text:p text:style-name="P53">SILENT : When set, the player will not be notified that the objectives are updated.</text:p>
        </text:list-item>
      </text:list>
      <text:p text:style-name="P9"/>
      <text:h text:style-name="P68"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29476268" text:style-name="L26">
        <text:list-item>
          <text:p text:style-name="P54">speed : the movement speed to apply to the player(s).</text:p>
        </text:list-item>
        <text:list-item>
          <text:p text:style-name="P54">targetname : the activating trigger points to this.</text:p>
        </text:list-item>
        <text:list-item>
          <text:p text:style-name="P54">notfree : when set to 1, entity will not spawn in "Free for all" and "Tournament" modes.</text:p>
        </text:list-item>
        <text:list-item>
          <text:p text:style-name="P54">notteam : when set to 1, entity will not spawn in "Teamplay" and "CTF" modes.</text:p>
        </text:list-item>
        <text:list-item>
          <text:p text:style-name="P54">notsingle : when set to 1, entity will not spawn in Single Player mode (bot play mode).</text:p>
        </text:list-item>
      </text:list>
      <text:p text:style-name="P9"/>
      <text:h text:style-name="Heading_20_2" text:outline-level="2">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29472499" text:style-name="L27">
        <text:list-item>
          <text:p text:style-name="P55">targetname : ativating entity points to this.</text:p>
        </text:list-item>
        <text:list-item>
          <text:p text:style-name="P55">script: filename of the script to execute (example: myscript.cfg).</text:p>
        </text:list-item>
        <text:list-item>
          <text:p text:style-name="P55">notfree : when set to 1, entity will not spawn in "Free for all" and "Tournament" modes.</text:p>
        </text:list-item>
        <text:list-item>
          <text:p text:style-name="P55">notteam : when set to 1, entity will not spawn in "Teamplay" and "CTF" modes.</text:p>
        </text:list-item>
        <text:list-item>
          <text:p text:style-name="P55">notsingle : when set to 1, entity will not spawn in Single Player mode (bot play mode).</text:p>
        </text:list-item>
      </text:list>
      <text:h text:style-name="Heading_20_2" text:outline-level="2"/>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20"/>
      <text:p text:style-name="P11"><text:soft-page-break/>Keys:</text:p>
      <text:list xml:id="list29483499" text:style-name="L28">
        <text:list-item>
          <text:p text:style-name="P61">targetname : ativating entity points to this.</text:p>
        </text:list-item>
        <text:list-item>
          <text:p text:style-name="P61">skill : the skill level to apply. 1 is easiest, 5 is hardest (default = 2).</text:p>
        </text:list-item>
        <text:list-item>
          <text:p text:style-name="P61">notfree : when set to 1, entity will not spawn in "Free for all" and "Tournament" modes.</text:p>
        </text:list-item>
        <text:list-item>
          <text:p text:style-name="P61">notteam : when set to 1, entity will not spawn in "Teamplay" and "CTF" modes.</text:p>
        </text:list-item>
        <text:list-item>
          <text:p text:style-name="P61">notsingle : when set to 1, entity will not spawn in Single Player mode (bot play mode).</text:p>
        </text:list-item>
      </text:list>
      <text:p text:style-name="P19"/>
      <text:h text:style-name="P68" text:outline-level="2">2.19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29475031" text:style-name="L29">
        <text:list-item>
          <text:p text:style-name="P56">target : this points to the entity to activate.</text:p>
        </text:list-item>
        <text:list-item>
          <text:p text:style-name="P56">nobots : bots scoring a frag do not trigger this entity.</text:p>
        </text:list-item>
        <text:list-item>
          <text:p text:style-name="P56">nohumans : humans scoring a frag do not trigger this entity.</text:p>
        </text:list-item>
        <text:list-item>
          <text:p text:style-name="P56">count : the number of frags that must be scored before this entity is triggered</text:p>
        </text:list-item>
        <text:list-item>
          <text:p text:style-name="P56">notfree : when set to 1, entity will not spawn in "Free for all" and "Tournament" modes.</text:p>
        </text:list-item>
        <text:list-item>
          <text:p text:style-name="P56">notteam : when set to 1, entity will not spawn in "Teamplay" and "CTF" modes.</text:p>
        </text:list-item>
        <text:list-item>
          <text:p text:style-name="P56">notsingle : when set to 1, entity will not spawn in Single Player mode (bot play mode).</text:p>
        </text:list-item>
      </text:list>
      <text:p text:style-name="P10"/>
      <text:p text:style-name="P10">Spawnflags:</text:p>
      <text:list xml:id="list29470729" text:style-name="L30">
        <text:list-item>
          <text:p text:style-name="P57">RED_ONLY : only red team players can activate trigger.</text:p>
        </text:list-item>
        <text:list-item>
          <text:p text:style-name="P57">BLUE_ONLY : only blue team players can activate trigger.</text:p>
        </text:list-item>
        <text:list-item>
          <text:p text:style-name="P57">TRIGGER_ONCE : The trigger will only fire once</text:p>
        </text:list-item>
      </text:list>
      <text:p text:style-name="P10"/>
      <text:h text:style-name="P69" text:outline-level="2">2.20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29486651" text:continue-list="list29475031" text:style-name="L29">
        <text:list-item>
          <text:p text:style-name="P56">target : this points to the entity to activate.</text:p>
        </text:list-item>
        <text:list-item>
          <text:p text:style-name="P56">nobots : bots scoring a frag do not trigger this entity.</text:p>
        </text:list-item>
        <text:list-item>
          <text:p text:style-name="P56">nohumans : humans scoring a frag do not trigger this entity.</text:p>
        </text:list-item>
        <text:list-item>
          <text:p text:style-name="P56">count : the number of frags that must be scored before this entity is triggered</text:p>
        </text:list-item>
        <text:list-item>
          <text:p text:style-name="P56">notfree : when set to 1, entity will not spawn in "Free for all" and "Tournament" modes.</text:p>
        </text:list-item>
        <text:list-item>
          <text:p text:style-name="P56"><text:soft-page-break/>notteam : when set to 1, entity will not spawn in "Teamplay" and "CTF" modes.</text:p>
        </text:list-item>
        <text:list-item>
          <text:p text:style-name="P56">notsingle : when set to 1, entity will not spawn in Single Player mode (bot play mode).</text:p>
        </text:list-item>
      </text:list>
      <text:p text:style-name="P10"/>
      <text:p text:style-name="P10">Spawnflags:</text:p>
      <text:list xml:id="list29490247" text:style-name="L31">
        <text:list-item>
          <text:p text:style-name="P58">RED_ONLY : only red team players can activate trigger.</text:p>
        </text:list-item>
        <text:list-item>
          <text:p text:style-name="P58">BLUE_ONLY : only blue team players can activate trigger.</text:p>
        </text:list-item>
        <text:list-item>
          <text:p text:style-name="P58">TRIGGER_ONCE : The trigger will only fire once</text:p>
        </text:list-item>
        <text:list-item>
          <text:p text:style-name="P58">NO_SUICIDE : The trigger does not respond to players blowing themselves up.</text:p>
        </text:list-item>
      </text:list>
      <text:p text:style-name="P10"/>
      <text:h text:style-name="P68" text:outline-level="2">2.21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29479165" text:style-name="L32">
        <text:list-item>
          <text:p text:style-name="P59">target : this points to the entity to activate.</text:p>
        </text:list-item>
        <text:list-item>
          <text:p text:style-name="P59">message : message displayed when user triggers lock without the required keys.</text:p>
        </text:list-item>
        <text:list-item>
          <text:p text:style-name="P59">notfree : when set to 1, entity will not spawn in "Free for all" and "Tournament" modes.</text:p>
        </text:list-item>
        <text:list-item>
          <text:p text:style-name="P59">notteam : when set to 1, entity will not spawn in "Teamplay" and "CTF" modes.</text:p>
        </text:list-item>
        <text:list-item>
          <text:p text:style-name="P59">notsingle : when set to 1, entity will not spawn in Single Player mode (bot play mode).</text:p>
        </text:list-item>
      </text:list>
      <text:p text:style-name="P10"/>
      <text:p text:style-name="P10">Spawnflags:</text:p>
      <text:list xml:id="list29479355" text:style-name="L33">
        <text:list-item>
          <text:p text:style-name="P60">RED_ONLY : only red team players can activate trigger.</text:p>
        </text:list-item>
        <text:list-item>
          <text:p text:style-name="P60">BLUE_ONLY : only blue team players can activate trigger.</text:p>
        </text:list-item>
        <text:list-item>
          <text:p text:style-name="P60">KEY_RED : only triggered when player has holdable_key_red item.</text:p>
        </text:list-item>
        <text:list-item>
          <text:p text:style-name="P60">KEY_GREEN : only triggered when player has holdable_key_green item.</text:p>
        </text:list-item>
        <text:list-item>
          <text:p text:style-name="P60">KEY_BLUE : only triggered when player has holdable_key_blue item.</text:p>
        </text:list-item>
        <text:list-item>
          <text:p text:style-name="P60">KEY_YELLOW : only triggered when player has holdable_key_yellow item.</text:p>
        </text:list-item>
        <text:list-item>
          <text:p text:style-name="P60">KEY_MASTER : only triggered when player has holdable_key_master item.</text:p>
        </text:list-item>
        <text:list-item>
          <text:p text:style-name="P60">KEY_GOLD : only triggered when player has holdable_key_gold item.</text:p>
        </text:list-item>
        <text:list-item>
          <text:p text:style-name="P60">KEY_SILVER : only triggered when player has holdable_key_silver item.</text:p>
        </text:list-item>
        <text:list-item>
          <text:p text:style-name="P60">KEY_IRON : only triggered when player has holdable_key_iron item.</text:p>
        </text:list-item>
      </text:list>
      <text:p text:style-name="P10"/>
      <text:p text:style-name="P10"/>
      <text:h text:style-name="P64" text:outline-level="1"/>
      <text:h text:style-name="P67"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
      <text:h text:style-name="Heading_20_2" text:outline-level="2"><text:soft-page-break/>3.7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20">HOLDABLES: Removes the medkit, personal teleporter and all keys.</text:p>
      <text:h text:style-name="Heading_20_2" text:outline-level="2">3.8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9 – Spawnpoints </text:h>
      <text:p text:style-name="Standard">With “spawnpoints”, the following entities are meant:</text:p>
      <text:list xml:id="list29495643" text:style-name="L34">
        <text:list-item>
          <text:p text:style-name="P62">info_player_deathmatch</text:p>
        </text:list-item>
        <text:list-item>
          <text:p text:style-name="P62">info_player_start</text:p>
        </text:list-item>
        <text:list-item>
          <text:p text:style-name="P62">team_ctf_blueplayer</text:p>
        </text:list-item>
        <text:list-item>
          <text:p text:style-name="P62">team_ctf_bluespawn</text:p>
        </text:list-item>
        <text:list-item>
          <text:p text:style-name="P62">team_ctf_redplayer</text:p>
        </text:list-item>
        <text:list-item>
          <text:p text:style-name="P62">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text:soft-page-break/>3.10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5"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3">{</text:p>
      <text:p text:style-name="P23">map "ep_example"</text:p>
      <text:p text:style-name="P23">type "entityplus"</text:p>
      <text:p text:style-name="P23">}</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2"/>
      <text:p text:style-name="Standard"><text:span text:style-name="T7">It is also</text:span><text:span text:style-name="T4"> unnecessary to specify bots as bots specified here will not be spawned into the game </text:span><text:soft-page-break/><text:span text:style-name="T4">when running EntityPlus' single player gamemode.</text:span></text:p>
      <text:p text:style-name="P12"/>
      <text:p text:style-name="P12">Last but not least, the “type” field contains the string “entityplus”. Adding “entityplus” to the list of accepted gametypes for this map will ensure it shows up in single player mode.</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4">set d1 "cinematic mycinematic.roq; set nextmap vstr d2"</text:p>
      <text:p text:style-name="P24">set d2 "map mymap"</text:p>
      <text:p text:style-name="P24">vstr d1</text:p>
      <text:p text:style-name="P24"/>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29495713" text:style-name="L35">
        <text:list-item>
          <text:p text:style-name="P63">Running a demo with the “demo” command cannot be followed up with a “map” command. Running a demo will force the game back to the main menu once the demo is done playing. Therefore, a demo can only be used as an end-game cinematic.</text:p>
        </text:list-item>
        <text:list-item>
          <text:p text:style-name="P63">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3">cg_letterBoxSize 96</text:p>
      <text:p text:style-name="P23">demo four</text:p>
      <text:p text:style-name="P22"/>
      <text:p text:style-name="P25">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5"/>
      <text:p text:style-name="P25">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16T09:36:49.45</dc:date>
    <meta:editing-duration>PT12H25M13S</meta:editing-duration>
    <meta:editing-cycles>137</meta:editing-cycles>
    <meta:generator>LibreOffice/3.3$Win32 LibreOffice_project/330m19$Build-202</meta:generator>
    <meta:document-statistic meta:table-count="0" meta:image-count="10" meta:object-count="0" meta:page-count="23" meta:paragraph-count="482" meta:word-count="9569" meta:character-count="53917"/>
  </office:meta>
</office:document-meta>
</file>